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/>
    </style:style>
    <style:style style:name="P2" style:family="paragraph" style:parent-style-name="Standard">
      <style:text-properties fo:color="#000000" style:font-name="Times New Roman" fo:font-size="12pt"/>
    </style:style>
  </office:automatic-styles>
  <office:body>
    <office:text>
      <text:tracked-changes>
        <text:changed-region text:id="ct189525768">
          <text:format-change>
            <office:change-info>
              <dc:creator>Tamino Dauth</dc:creator>
              <dc:date>2011-03-11T02:24:00</dc:date>
            </office:change-info>
          </text:format-change>
        </text:changed-region>
        <text:changed-region text:id="ct190731760">
          <text:deletion>
            <office:change-info>
              <dc:creator>Tamino Dauth</dc:creator>
              <dc:date>2011-03-11T02:24:00</dc:date>
            </office:change-info>
            <text:p text:style-name="P1">"</text:p>
          </text:deletion>
        </text:changed-region>
        <text:changed-region text:id="ct169231736">
          <text:insertion>
            <office:change-info>
              <dc:creator>Tamino Dauth</dc:creator>
              <dc:date>2011-03-11T02:24:00</dc:date>
            </office:change-info>
          </text:insertion>
        </text:changed-region>
        <text:changed-region text:id="ct165751128">
          <text:format-change>
            <office:change-info>
              <dc:creator>Tamino Dauth</dc:creator>
              <dc:date>2011-03-11T02:24:00</dc:date>
            </office:change-info>
          </text:format-change>
        </text:changed-region>
        <text:changed-region text:id="ct183720032">
          <text:deletion>
            <office:change-info>
              <dc:creator>Tamino Dauth</dc:creator>
              <dc:date>2011-03-11T02:24:00</dc:date>
            </office:change-info>
            <text:p text:style-name="P1">"</text:p>
          </text:deletion>
        </text:changed-region>
        <text:changed-region text:id="ct181626184">
          <text:deletion>
            <office:change-info>
              <dc:creator>Tamino Dauth</dc:creator>
              <dc:date>2011-03-11T02:24:00</dc:date>
            </office:change-info>
            <text:p text:style-name="P1">.</text:p>
          </text:deletion>
        </text:changed-region>
        <text:changed-region text:id="ct165104832">
          <text:insertion>
            <office:change-info>
              <dc:creator>Tamino Dauth</dc:creator>
              <dc:date>2011-03-11T02:24:00</dc:date>
            </office:change-info>
          </text:insertion>
        </text:changed-region>
        <text:changed-region text:id="ct183497576">
          <text:format-change>
            <office:change-info>
              <dc:creator>Tamino Dauth</dc:creator>
              <dc:date>2011-03-11T02:24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89525768"/>Siehe <text:change-end text:change-id="ct189525768"/><text:change text:change-id="ct190731760"/><text:change-start text:change-id="ct169231736"/>„<text:change-end text:change-id="ct169231736"/><text:change-start text:change-id="ct165751128"/>Mythen/Vorgeschichte.odt<text:change-end text:change-id="ct165751128"/><text:change text:change-id="ct183720032"/><text:change text:change-id="ct181626184"/><text:change-start text:change-id="ct165104832"/>“<text:change-end text:change-id="ct165104832"/><text:change-start text:change-id="ct183497576"/></text:p>
      <text:p text:style-name="P1"/>
      <text:p text:style-name="P1">Die Stäbe spielen eine entscheidende Rolle in der Geschichte. Ihre Herkunft ist unbekannt, wird aber am Ende des letzten Buches verraten.</text:p>
      <text:p text:style-name="P1">Je nach Willenskraft und Entschlossenheit des Trägers, wird die Macht des Stabes beeinflusst, jedoch nur bis zu einer bestimmten Grenze.</text:p>
      <text:p text:style-name="P1">Der Stab kann in der Regel nicht von einem Nichtherrschenden verwendet werden.</text:p>
      <text:p text:style-name="P1"/>
      <text:p text:style-name="P1">Der Herrscher eines jeden großen Volkes bekam einst einen besonders mächtigen dieser Stäbe.</text:p>
      <text:p text:style-name="P1">Der König der Hochelfen bekam den Stab des Meeres.</text:p>
      <text:p text:style-name="P1">Der König der Menschen bekam den Stab des Windes.</text:p>
      <text:p text:style-name="P1">Der König der Zwerge bekam den Stab der Gesteine.</text:p>
      <text:p text:style-name="P1">Der König der Orks bekam den Stab des Feuers.</text:p>
      <text:p text:style-name="P1">Jedoch ging der Stab des Feuers bald verloren und schließlich erhielt ihn der Magier Gardona.</text:p>
      <text:p text:style-name="P1">Der Stab des Windes wird als einziger mächtiger Stab nicht vom eigentlichen Herrscher, dem König Willmar, getragen. Sein oberster Kleriker und Elementarmagier Gandolf trägt ihn.</text:p>
      <text:p text:style-name="P1"/>
      <text:p text:style-name="P1">Neben den vier mächtigen Stäben existiert noch eine Reihe weiterer Stäbe, die ihren Besitzer des Öfteren wechseln.</text:p>
      <text:p text:style-name="P1">Die Besitzer dieser Stäbe sind meist auch Herrscher, jedoch nicht über ein besonders großes Volk.</text:p>
      <text:p text:style-name="P1">Der Stab des Waldes gerät später in die Hände Baradés.</text:p>
      <text:p text:style-name="P1">Der Stab der Toten befindet sich im Besitz Deranors.<text:change-end text:change-id="ct1834975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_20_1" style:display-name="Head 1" style:family="paragraph" style:next-style-name="Standard" style:list-style-name="Numbering_20_Style_20_for_20_Head_20_1">
      <style:text-properties fo:font-size="20pt" fo:font-weight="bold"/>
    </style:style>
    <style:style style:name="Head_20_2" style:display-name="Head 2" style:family="paragraph" style:next-style-name="Standard" style:list-style-name="Numbering_20_Style_20_for_20_Head_20_2">
      <style:text-properties fo:font-size="16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Head_20_3" style:display-name="Head 3" style:family="paragraph" style:next-style-name="Standard" style:list-style-name="Numbering_20_Style_20_for_20_Head_20_3">
      <style:text-properties fo:font-size="12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  <style:master-page style:name="Standar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>Unknown</meta:initial-creator>
    <meta:editing-cycles>3</meta:editing-cycles>
    <dc:date>2011-03-11T02:24:10</dc:date>
    <meta:creation-date>2008-08-22T11:41:04</meta:creation-date>
    <dc:creator>Tamino Dauth</dc:creator>
    <meta:editing-duration>PT00H00M43S</meta:editing-duration>
    <meta:document-statistic meta:table-count="0" meta:image-count="0" meta:object-count="0" meta:page-count="1" meta:paragraph-count="18" meta:word-count="199" meta:character-count="1257"/>
  </office:meta>
</office:document-meta>
</file>